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1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2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style:font-name="Noto Mono2" style:font-name-asian="微软雅黑 Light" style:font-weight-asian="250"/>
    </style:style>
    <style:style style:name="T2" style:family="text">
      <style:text-properties style:font-name="Noto Mono2" style:font-name-asian="微软雅黑 Light" style:font-size-asian="32pt" style:font-weight-asian="2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5</text:span><text:span text:style-name="T2">讲 <text:s/>系统服务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启动级别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系统启动脚本</text:span></text:p>
          </draw:text-box>
        </draw:frame>
        <draw:frame presentation:style-name="pr4" draw:text-style-name="P4" draw:layer="layout" svg:width="25.199cm" svg:height="10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ystemd</text:span></text:p>
          </draw:text-box>
        </draw:frame>
        <draw:frame presentation:style-name="pr4" draw:text-style-name="P4" draw:layer="layout" svg:width="25.199cm" svg:height="10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如何编写系统服务</text:span></text:p>
          </draw:text-box>
        </draw:frame>
        <draw:frame presentation:style-name="pr4" draw:text-style-name="P4" draw:layer="layout" svg:width="25.199cm" svg:height="10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1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2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2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00:17:02.881000000</dc:date>
    <meta:editing-duration>PT8H8M16S</meta:editing-duration>
    <meta:editing-cycles>134</meta:editing-cycles>
    <meta:generator>LibreOffice/6.3.4.2$Windows_X86_64 LibreOffice_project/60da17e045e08f1793c57c00ba83cdfce946d0aa</meta:generator>
    <meta:document-statistic meta:object-count="41"/>
  </office:meta>
</office:document-meta>
</file>